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3" table:number-columns-repeated="2" table:default-cell-style-name="ce7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16" table:number-columns-repeated="2"/>
          <table:table-cell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>
            <text:p/>
          </table:table-cell>
          <table:table-cell table:style-name="ce26" table:formula="of:=IF(ISBLANK([$'functions.hpp'.I4]);&quot;&quot;;&quot;✓&quot;)">
            <text:p/>
          </table:table-cell>
          <table:table-cell table:style-name="ce26" table:number-columns-repeated="2"/>
          <table:table-cell table:style-name="ce2" table:formula="of:=([.C3]=&quot;✓&quot;)+([.D3]=&quot;✓&quot;)+([.E3]=&quot;✓&quot;)+([.F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>
            <text:p/>
          </table:table-cell>
          <table:table-cell table:style-name="ce26" table:formula="of:=IF(ISBLANK([$'functions.hpp'.I12]);&quot;&quot;;&quot;✓&quot;)">
            <text:p/>
          </table:table-cell>
          <table:table-cell table:style-name="ce26" table:number-columns-repeated="2"/>
          <table:table-cell table:style-name="ce2"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>
            <text:p/>
          </table:table-cell>
          <table:table-cell table:style-name="ce26" table:formula="of:=IF(ISBLANK([$'functions.hpp'.I13]);&quot;&quot;;&quot;✓&quot;)">
            <text:p/>
          </table:table-cell>
          <table:table-cell table:style-name="ce26" table:number-columns-repeated="2"/>
          <table:table-cell table:style-name="ce2"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>
            <text:p/>
          </table:table-cell>
          <table:table-cell table:style-name="ce26" table:formula="of:=IF(ISBLANK([$'functions.hpp'.I16]);&quot;&quot;;&quot;✓&quot;)">
            <text:p/>
          </table:table-cell>
          <table:table-cell table:style-name="ce26" table:number-columns-repeated="2"/>
          <table:table-cell table:style-name="ce2" table:formula="of:=([.C15]=&quot;✓&quot;)+([.D15]=&quot;✓&quot;)+([.E15]=&quot;✓&quot;)+([.F1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>
            <text:p/>
          </table:table-cell>
          <table:table-cell table:style-name="ce26" table:formula="of:=IF(ISBLANK([$'functions.hpp'.I19]);&quot;&quot;;&quot;✓&quot;)">
            <text:p/>
          </table:table-cell>
          <table:table-cell table:style-name="ce26" table:number-columns-repeated="2"/>
          <table:table-cell table:style-name="ce2" table:formula="of:=([.C18]=&quot;✓&quot;)+([.D18]=&quot;✓&quot;)+([.E18]=&quot;✓&quot;)+([.F1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>
            <text:p/>
          </table:table-cell>
          <table:table-cell table:style-name="ce26" table:formula="of:=IF(ISBLANK([$'functions.hpp'.I21]);&quot;&quot;;&quot;✓&quot;)">
            <text:p/>
          </table:table-cell>
          <table:table-cell table:style-name="ce26" table:number-columns-repeated="2"/>
          <table:table-cell table:style-name="ce2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>
            <text:p/>
          </table:table-cell>
          <table:table-cell table:style-name="ce26" table:formula="of:=IF(ISBLANK([$'functions.hpp'.I22]);&quot;&quot;;&quot;✓&quot;)">
            <text:p/>
          </table:table-cell>
          <table:table-cell table:style-name="ce26" table:number-columns-repeated="2"/>
          <table:table-cell table:style-name="ce2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>
            <text:p/>
          </table:table-cell>
          <table:table-cell table:style-name="ce26" table:formula="of:=IF(ISBLANK([$'functions.hpp'.I26]);&quot;&quot;;&quot;✓&quot;)">
            <text:p/>
          </table:table-cell>
          <table:table-cell table:style-name="ce26" table:number-columns-repeated="2"/>
          <table:table-cell table:style-name="ce2" table:formula="of:=([.C25]=&quot;✓&quot;)+([.D25]=&quot;✓&quot;)+([.E25]=&quot;✓&quot;)+([.F2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>
            <text:p/>
          </table:table-cell>
          <table:table-cell table:style-name="ce26" table:formula="of:=IF(ISBLANK([$'functions.hpp'.I27]);&quot;&quot;;&quot;✓&quot;)">
            <text:p/>
          </table:table-cell>
          <table:table-cell table:style-name="ce26" table:number-columns-repeated="2"/>
          <table:table-cell table:style-name="ce2" table:formula="of:=([.C26]=&quot;✓&quot;)+([.D26]=&quot;✓&quot;)+([.E26]=&quot;✓&quot;)+([.F2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>
            <text:p/>
          </table:table-cell>
          <table:table-cell table:style-name="ce26" table:formula="of:=IF(ISBLANK([$'functions.hpp'.I29]);&quot;&quot;;&quot;✓&quot;)">
            <text:p/>
          </table:table-cell>
          <table:table-cell table:style-name="ce26" table:number-columns-repeated="2"/>
          <table:table-cell table:style-name="ce2" table:formula="of:=([.C28]=&quot;✓&quot;)+([.D28]=&quot;✓&quot;)+([.E28]=&quot;✓&quot;)+([.F2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>
            <text:p/>
          </table:table-cell>
          <table:table-cell table:style-name="ce26" table:formula="of:=IF(ISBLANK([$'functions.hpp'.I33]);&quot;&quot;;&quot;✓&quot;)">
            <text:p/>
          </table:table-cell>
          <table:table-cell table:style-name="ce26" table:number-columns-repeated="2"/>
          <table:table-cell table:style-name="ce2" table:formula="of:=([.C32]=&quot;✓&quot;)+([.D32]=&quot;✓&quot;)+([.E32]=&quot;✓&quot;)+([.F3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>
            <text:p/>
          </table:table-cell>
          <table:table-cell table:style-name="ce26" table:formula="of:=IF(ISBLANK([$'functions.hpp'.I34]);&quot;&quot;;&quot;✓&quot;)">
            <text:p/>
          </table:table-cell>
          <table:table-cell table:style-name="ce26" table:number-columns-repeated="2"/>
          <table:table-cell table:style-name="ce2" table:formula="of:=([.C33]=&quot;✓&quot;)+([.D33]=&quot;✓&quot;)+([.E33]=&quot;✓&quot;)+([.F3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>
            <text:p/>
          </table:table-cell>
          <table:table-cell table:style-name="ce26" table:formula="of:=IF(ISBLANK([$'functions.hpp'.I37]);&quot;&quot;;&quot;✓&quot;)">
            <text:p/>
          </table:table-cell>
          <table:table-cell table:style-name="ce26" table:number-columns-repeated="2"/>
          <table:table-cell table:style-name="ce2" table:formula="of:=([.C36]=&quot;✓&quot;)+([.D36]=&quot;✓&quot;)+([.E36]=&quot;✓&quot;)+([.F3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>
            <text:p/>
          </table:table-cell>
          <table:table-cell table:style-name="ce26" table:formula="of:=IF(ISBLANK([$'functions.hpp'.I38]);&quot;&quot;;&quot;✓&quot;)">
            <text:p/>
          </table:table-cell>
          <table:table-cell table:style-name="ce26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>
            <text:p/>
          </table:table-cell>
          <table:table-cell table:style-name="ce26" table:formula="of:=IF(ISBLANK([$'functions.hpp'.I43]);&quot;&quot;;&quot;✓&quot;)">
            <text:p/>
          </table:table-cell>
          <table:table-cell table:style-name="ce26" table:number-columns-repeated="2"/>
          <table:table-cell table:style-name="ce2" table:formula="of:=([.C42]=&quot;✓&quot;)+([.D42]=&quot;✓&quot;)+([.E42]=&quot;✓&quot;)+([.F4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>
            <text:p/>
          </table:table-cell>
          <table:table-cell table:style-name="ce26" table:formula="of:=IF(ISBLANK([$'functions.hpp'.I51]);&quot;&quot;;&quot;✓&quot;)">
            <text:p/>
          </table:table-cell>
          <table:table-cell table:style-name="ce26" table:number-columns-repeated="2"/>
          <table:table-cell table:style-name="ce2" table:formula="of:=([.C50]=&quot;✓&quot;)+([.D50]=&quot;✓&quot;)+([.E50]=&quot;✓&quot;)+([.F5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>
            <text:p/>
          </table:table-cell>
          <table:table-cell table:style-name="ce26" table:formula="of:=IF(ISBLANK([$'functions.hpp'.I53]);&quot;&quot;;&quot;✓&quot;)">
            <text:p/>
          </table:table-cell>
          <table:table-cell table:style-name="ce26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>
            <text:p/>
          </table:table-cell>
          <table:table-cell table:style-name="ce26" table:formula="of:=IF(ISBLANK([$'functions.hpp'.I55]);&quot;&quot;;&quot;✓&quot;)">
            <text:p/>
          </table:table-cell>
          <table:table-cell table:style-name="ce26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>
            <text:p/>
          </table:table-cell>
          <table:table-cell table:style-name="ce26" table:formula="of:=IF(ISBLANK([$'functions.hpp'.I61]);&quot;&quot;;&quot;✓&quot;)">
            <text:p/>
          </table:table-cell>
          <table:table-cell table:style-name="ce26" table:number-columns-repeated="2"/>
          <table:table-cell table:style-name="ce2" table:formula="of:=([.C60]=&quot;✓&quot;)+([.D60]=&quot;✓&quot;)+([.E60]=&quot;✓&quot;)+([.F6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>
            <text:p/>
          </table:table-cell>
          <table:table-cell table:style-name="ce26" table:formula="of:=IF(ISBLANK([$'functions.hpp'.I66]);&quot;&quot;;&quot;✓&quot;)">
            <text:p/>
          </table:table-cell>
          <table:table-cell table:style-name="ce26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>
            <text:p/>
          </table:table-cell>
          <table:table-cell table:style-name="ce26" table:formula="of:=IF(ISBLANK([$'functions.hpp'.I67]);&quot;&quot;;&quot;✓&quot;)">
            <text:p/>
          </table:table-cell>
          <table:table-cell table:style-name="ce26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>
            <text:p/>
          </table:table-cell>
          <table:table-cell table:style-name="ce26" table:formula="of:=IF(ISBLANK([$'functions.hpp'.I68]);&quot;&quot;;&quot;✓&quot;)">
            <text:p/>
          </table:table-cell>
          <table:table-cell table:style-name="ce26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>
            <text:p/>
          </table:table-cell>
          <table:table-cell table:style-name="ce26" table:formula="of:=IF(ISBLANK([$'functions.hpp'.I72]);&quot;&quot;;&quot;✓&quot;)">
            <text:p/>
          </table:table-cell>
          <table:table-cell table:style-name="ce26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280" calcext:value-type="float">
            <text:p>280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642201834862385" calcext:value-type="percentage">
            <text:p>64,22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3">00.00.0000</text:date>, <text:time style:data-style-name="N2" text:time-value="13:30:51.52909565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3T16:01:06.125767894</dc:date>
    <meta:editing-duration>PT5H55M21S</meta:editing-duration>
    <meta:editing-cycles>120</meta:editing-cycles>
    <meta:generator>LibreOffice/5.4.0.3$Linux_X86_64 LibreOffice_project/40m0$Build-3</meta:generator>
    <meta:document-statistic meta:table-count="2" meta:cell-count="1375" meta:object-count="0"/>
  </office:meta>
</office:document-meta>
</file>